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234">
            <text:p>5234</text:p>
          </table:table-cell>
          <table:table-cell office:value-type="float" office:value="10422">
            <text:p>10422</text:p>
          </table:table-cell>
          <table:table-cell office:value-type="float" office:value="15609">
            <text:p>15609</text:p>
          </table:table-cell>
          <table:table-cell office:value-type="float" office:value="20765">
            <text:p>20765</text:p>
          </table:table-cell>
          <table:table-cell office:value-type="float" office:value="25093">
            <text:p>25093</text:p>
          </table:table-cell>
          <table:table-cell office:value-type="float" office:value="30265">
            <text:p>30265</text:p>
          </table:table-cell>
          <table:table-cell office:value-type="float" office:value="35484">
            <text:p>35484</text:p>
          </table:table-cell>
          <table:table-cell office:value-type="float" office:value="40640">
            <text:p>40640</text:p>
          </table:table-cell>
          <table:table-cell office:value-type="float" office:value="45797">
            <text:p>45797</text:p>
          </table:table-cell>
          <table:table-cell office:value-type="float" office:value="50109">
            <text:p>50109</text:p>
          </table:table-cell>
          <table:table-cell office:value-type="float" office:value="55250">
            <text:p>55250</text:p>
          </table:table-cell>
          <table:table-cell office:value-type="float" office:value="60390">
            <text:p>60390</text:p>
          </table:table-cell>
          <table:table-cell office:value-type="float" office:value="65578">
            <text:p>65578</text:p>
          </table:table-cell>
          <table:table-cell office:value-type="float" office:value="70750">
            <text:p>70750</text:p>
          </table:table-cell>
          <table:table-cell office:value-type="float" office:value="75031">
            <text:p>75031</text:p>
          </table:table-cell>
          <table:table-cell office:value-type="float" office:value="80187">
            <text:p>80187</text:p>
          </table:table-cell>
          <table:table-cell office:value-type="float" office:value="85343">
            <text:p>85343</text:p>
          </table:table-cell>
          <table:table-cell office:value-type="float" office:value="90484">
            <text:p>90484</text:p>
          </table:table-cell>
          <table:table-cell office:value-type="float" office:value="95625">
            <text:p>95625</text:p>
          </table:table-cell>
          <table:table-cell office:value-type="float" office:value="100781">
            <text:p>100781</text:p>
          </table:table-cell>
          <table:table-cell office:value-type="float" office:value="105109">
            <text:p>105109</text:p>
          </table:table-cell>
          <table:table-cell office:value-type="float" office:value="110281">
            <text:p>110281</text:p>
          </table:table-cell>
          <table:table-cell office:value-type="float" office:value="115453">
            <text:p>115453</text:p>
          </table:table-cell>
          <table:table-cell office:value-type="float" office:value="120625">
            <text:p>120625</text:p>
          </table:table-cell>
          <table:table-cell office:value-type="float" office:value="125828">
            <text:p>125828</text:p>
          </table:table-cell>
          <table:table-cell office:value-type="float" office:value="130140">
            <text:p>130140</text:p>
          </table:table-cell>
          <table:table-cell office:value-type="float" office:value="135312">
            <text:p>135312</text:p>
          </table:table-cell>
          <table:table-cell office:value-type="float" office:value="140468">
            <text:p>140468</text:p>
          </table:table-cell>
          <table:table-cell office:value-type="float" office:value="145593">
            <text:p>145593</text:p>
          </table:table-cell>
          <table:table-cell office:value-type="float" office:value="150750">
            <text:p>150750</text:p>
          </table:table-cell>
          <table:table-cell office:value-type="float" office:value="155047">
            <text:p>155047</text:p>
          </table:table-cell>
          <table:table-cell office:value-type="float" office:value="160187">
            <text:p>160187</text:p>
          </table:table-cell>
          <table:table-cell office:value-type="float" office:value="165406">
            <text:p>165406</text:p>
          </table:table-cell>
          <table:table-cell office:value-type="float" office:value="170656">
            <text:p>170656</text:p>
          </table:table-cell>
          <table:table-cell office:value-type="float" office:value="175859">
            <text:p>175859</text:p>
          </table:table-cell>
          <table:table-cell office:value-type="float" office:value="180172">
            <text:p>180172</text:p>
          </table:table-cell>
          <table:table-cell office:value-type="float" office:value="185390">
            <text:p>185390</text:p>
          </table:table-cell>
          <table:table-cell office:value-type="float" office:value="190765">
            <text:p>190765</text:p>
          </table:table-cell>
          <table:table-cell office:value-type="float" office:value="195265">
            <text:p>195265</text:p>
          </table:table-cell>
          <table:table-cell office:value-type="float" office:value="200468">
            <text:p>200468</text:p>
          </table:table-cell>
          <table:table-cell office:value-type="float" office:value="205609">
            <text:p>205609</text:p>
          </table:table-cell>
          <table:table-cell office:value-type="float" office:value="210750">
            <text:p>210750</text:p>
          </table:table-cell>
          <table:table-cell office:value-type="float" office:value="215078">
            <text:p>215078</text:p>
          </table:table-cell>
          <table:table-cell office:value-type="float" office:value="220218">
            <text:p>220218</text:p>
          </table:table-cell>
          <table:table-cell office:value-type="float" office:value="225375">
            <text:p>225375</text:p>
          </table:table-cell>
          <table:table-cell office:value-type="float" office:value="230500">
            <text:p>230500</text:p>
          </table:table-cell>
          <table:table-cell office:value-type="float" office:value="235672">
            <text:p>235672</text:p>
          </table:table-cell>
          <table:table-cell office:value-type="float" office:value="240812">
            <text:p>240812</text:p>
          </table:table-cell>
          <table:table-cell office:value-type="float" office:value="245109">
            <text:p>245109</text:p>
          </table:table-cell>
          <table:table-cell office:value-type="float" office:value="250281">
            <text:p>250281</text:p>
          </table:table-cell>
          <table:table-cell office:value-type="float" office:value="255453">
            <text:p>255453</text:p>
          </table:table-cell>
          <table:table-cell office:value-type="float" office:value="260625">
            <text:p>260625</text:p>
          </table:table-cell>
          <table:table-cell office:value-type="float" office:value="265750">
            <text:p>265750</text:p>
          </table:table-cell>
          <table:table-cell office:value-type="float" office:value="270047">
            <text:p>270047</text:p>
          </table:table-cell>
          <table:table-cell office:value-type="float" office:value="275187">
            <text:p>275187</text:p>
          </table:table-cell>
          <table:table-cell office:value-type="float" office:value="280328">
            <text:p>280328</text:p>
          </table:table-cell>
          <table:table-cell office:value-type="float" office:value="285468">
            <text:p>285468</text:p>
          </table:table-cell>
          <table:table-cell office:value-type="float" office:value="290640">
            <text:p>290640</text:p>
          </table:table-cell>
          <table:table-cell office:value-type="float" office:value="295750">
            <text:p>29575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7172.882614304">
            <text:p>187172,88</text:p>
          </table:table-cell>
          <table:table-cell table:number-columns-repeated="9" office:value-type="float" office:value="185436.793513517">
            <text:p>185436,79</text:p>
          </table:table-cell>
          <table:table-cell table:number-columns-repeated="49" office:value-type="float" office:value="184817.089911476">
            <text:p>184817,0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4951.549659293">
            <text:p>184951,55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36885.624912939">
            <text:p>136885,62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G27" table:end-x="2.283cm" table:end-y="0.32cm" draw:z-index="0" svg:width="18.936cm" svg:height="8.887cm" svg:x="1.991cm" svg:y="0.013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27:07</meta:creation-date>
    <dc:creator>Hugo Meyer</dc:creator>
    <dc:date>2007-12-26T18:28:06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5pt" style:font-family-asian="'Arial Unicode MS'" style:font-pitch-asian="variable" style:font-size-asian="16.5pt" style:font-family-complex="Tahoma" style:font-pitch-complex="variable" style:font-size-complex="16.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59999990463257pt" style:font-family-asian="'Arial Unicode MS'" style:font-pitch-asian="variable" style:font-size-asian="7.59999990463257pt" style:font-family-complex="Tahoma" style:font-pitch-complex="variable" style:font-size-complex="7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3999996185303pt" style:font-family-asian="'Arial Unicode MS'" style:font-pitch-asian="variable" style:font-size-asian="11.3999996185303pt" style:font-family-complex="Tahoma" style:font-pitch-complex="variable" style:font-size-complex="11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59999990463257pt" style:font-family-asian="'Arial Unicode MS'" style:font-pitch-asian="variable" style:font-size-asian="7.59999990463257pt" style:font-family-complex="Tahoma" style:font-pitch-complex="variable" style:font-size-complex="7.5999999046325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8.937cm" svg:height="8.888cm" chart:class="chart:scatter" chart:style-name="ch1">
        <chart:title svg:x="7.278cm" svg:y="0.176cm" chart:style-name="ch2">
          <text:p>Tiempo vs Costo</text:p>
        </chart:title>
        <chart:legend chart:legend-position="end" svg:x="17.328cm" svg:y="4.203cm" chart:style-name="ch3"/>
        <chart:plot-area chart:style-name="ch4" table:cell-range-address="Sheet1.$A$1:.$BH$2" chart:data-source-has-labels="column" chart:table-number-list="0" svg:x="0.378cm" svg:y="1.18cm" svg:width="16.195cm" svg:height="7.532cm">
          <chart:axis chart:dimension="x" chart:name="primary-x" chart:style-name="ch5">
            <chart:title svg:x="8.587cm" svg:y="8.26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78cm" svg:y="4.84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234">
                <text:p>5234</text:p>
              </table:table-cell>
              <table:table-cell office:value-type="float" office:value="10422">
                <text:p>10422</text:p>
              </table:table-cell>
              <table:table-cell office:value-type="float" office:value="15609">
                <text:p>15609</text:p>
              </table:table-cell>
              <table:table-cell office:value-type="float" office:value="20765">
                <text:p>20765</text:p>
              </table:table-cell>
              <table:table-cell office:value-type="float" office:value="25093">
                <text:p>25093</text:p>
              </table:table-cell>
              <table:table-cell office:value-type="float" office:value="30265">
                <text:p>30265</text:p>
              </table:table-cell>
              <table:table-cell office:value-type="float" office:value="35484">
                <text:p>35484</text:p>
              </table:table-cell>
              <table:table-cell office:value-type="float" office:value="40640">
                <text:p>40640</text:p>
              </table:table-cell>
              <table:table-cell office:value-type="float" office:value="45797">
                <text:p>45797</text:p>
              </table:table-cell>
              <table:table-cell office:value-type="float" office:value="50109">
                <text:p>50109</text:p>
              </table:table-cell>
              <table:table-cell office:value-type="float" office:value="55250">
                <text:p>55250</text:p>
              </table:table-cell>
              <table:table-cell office:value-type="float" office:value="60390">
                <text:p>60390</text:p>
              </table:table-cell>
              <table:table-cell office:value-type="float" office:value="65578">
                <text:p>65578</text:p>
              </table:table-cell>
              <table:table-cell office:value-type="float" office:value="70750">
                <text:p>70750</text:p>
              </table:table-cell>
              <table:table-cell office:value-type="float" office:value="75031">
                <text:p>75031</text:p>
              </table:table-cell>
              <table:table-cell office:value-type="float" office:value="80187">
                <text:p>80187</text:p>
              </table:table-cell>
              <table:table-cell office:value-type="float" office:value="85343">
                <text:p>85343</text:p>
              </table:table-cell>
              <table:table-cell office:value-type="float" office:value="90484">
                <text:p>90484</text:p>
              </table:table-cell>
              <table:table-cell office:value-type="float" office:value="95625">
                <text:p>95625</text:p>
              </table:table-cell>
              <table:table-cell office:value-type="float" office:value="100781">
                <text:p>100781</text:p>
              </table:table-cell>
              <table:table-cell office:value-type="float" office:value="105109">
                <text:p>105109</text:p>
              </table:table-cell>
              <table:table-cell office:value-type="float" office:value="110281">
                <text:p>110281</text:p>
              </table:table-cell>
              <table:table-cell office:value-type="float" office:value="115453">
                <text:p>115453</text:p>
              </table:table-cell>
              <table:table-cell office:value-type="float" office:value="120625">
                <text:p>120625</text:p>
              </table:table-cell>
              <table:table-cell office:value-type="float" office:value="125828">
                <text:p>125828</text:p>
              </table:table-cell>
              <table:table-cell office:value-type="float" office:value="130140">
                <text:p>130140</text:p>
              </table:table-cell>
              <table:table-cell office:value-type="float" office:value="135312">
                <text:p>135312</text:p>
              </table:table-cell>
              <table:table-cell office:value-type="float" office:value="140468">
                <text:p>140468</text:p>
              </table:table-cell>
              <table:table-cell office:value-type="float" office:value="145593">
                <text:p>145593</text:p>
              </table:table-cell>
              <table:table-cell office:value-type="float" office:value="150750">
                <text:p>150750</text:p>
              </table:table-cell>
              <table:table-cell office:value-type="float" office:value="155047">
                <text:p>155047</text:p>
              </table:table-cell>
              <table:table-cell office:value-type="float" office:value="160187">
                <text:p>160187</text:p>
              </table:table-cell>
              <table:table-cell office:value-type="float" office:value="165406">
                <text:p>165406</text:p>
              </table:table-cell>
              <table:table-cell office:value-type="float" office:value="170656">
                <text:p>170656</text:p>
              </table:table-cell>
              <table:table-cell office:value-type="float" office:value="175859">
                <text:p>175859</text:p>
              </table:table-cell>
              <table:table-cell office:value-type="float" office:value="180172">
                <text:p>180172</text:p>
              </table:table-cell>
              <table:table-cell office:value-type="float" office:value="185390">
                <text:p>185390</text:p>
              </table:table-cell>
              <table:table-cell office:value-type="float" office:value="190765">
                <text:p>190765</text:p>
              </table:table-cell>
              <table:table-cell office:value-type="float" office:value="195265">
                <text:p>195265</text:p>
              </table:table-cell>
              <table:table-cell office:value-type="float" office:value="200468">
                <text:p>200468</text:p>
              </table:table-cell>
              <table:table-cell office:value-type="float" office:value="205609">
                <text:p>205609</text:p>
              </table:table-cell>
              <table:table-cell office:value-type="float" office:value="210750">
                <text:p>210750</text:p>
              </table:table-cell>
              <table:table-cell office:value-type="float" office:value="215078">
                <text:p>215078</text:p>
              </table:table-cell>
              <table:table-cell office:value-type="float" office:value="220218">
                <text:p>220218</text:p>
              </table:table-cell>
              <table:table-cell office:value-type="float" office:value="225375">
                <text:p>225375</text:p>
              </table:table-cell>
              <table:table-cell office:value-type="float" office:value="230500">
                <text:p>230500</text:p>
              </table:table-cell>
              <table:table-cell office:value-type="float" office:value="235672">
                <text:p>235672</text:p>
              </table:table-cell>
              <table:table-cell office:value-type="float" office:value="240812">
                <text:p>240812</text:p>
              </table:table-cell>
              <table:table-cell office:value-type="float" office:value="245109">
                <text:p>245109</text:p>
              </table:table-cell>
              <table:table-cell office:value-type="float" office:value="250281">
                <text:p>250281</text:p>
              </table:table-cell>
              <table:table-cell office:value-type="float" office:value="255453">
                <text:p>255453</text:p>
              </table:table-cell>
              <table:table-cell office:value-type="float" office:value="260625">
                <text:p>260625</text:p>
              </table:table-cell>
              <table:table-cell office:value-type="float" office:value="265750">
                <text:p>265750</text:p>
              </table:table-cell>
              <table:table-cell office:value-type="float" office:value="270047">
                <text:p>270047</text:p>
              </table:table-cell>
              <table:table-cell office:value-type="float" office:value="275187">
                <text:p>275187</text:p>
              </table:table-cell>
              <table:table-cell office:value-type="float" office:value="280328">
                <text:p>280328</text:p>
              </table:table-cell>
              <table:table-cell office:value-type="float" office:value="285468">
                <text:p>285468</text:p>
              </table:table-cell>
              <table:table-cell office:value-type="float" office:value="290640">
                <text:p>290640</text:p>
              </table:table-cell>
              <table:table-cell office:value-type="float" office:value="295750">
                <text:p>29575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7172.882614304">
                <text:p>187172.882614304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5436.793513517">
                <text:p>185436.793513517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  <table:table-cell office:value-type="float" office:value="184817.089911476">
                <text:p>184817.08991147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